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sans-serif"/>
    <style:font-face style:name="Tahoma" svg:font-family="Tahoma, Verdana, Arial, Helvetica, sans-serif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666666" style:font-name="Tahoma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666666" style:font-name="Tahom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fo:color="#666666" style:font-name="Tahoma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Helvetica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Exercises 1 and 4 from the end of Chapter 2.</text:p>
      <text:p text:style-name="P1"><text:span text:style-name="T2">Exercise #1: </text:span><text:span text:style-name="Emphasis"><text:span text:style-name="T2">Consider the statement: an individual threat agent, like a hacker, can be a factor in more than one threat category. If a hacker hacks into a network, copies a few files, defaces the Web page, and steals credit card numbers, how many different threat categories does this attack fall into?</text:span></text:span></text:p>
      <text:p text:style-name="P1"><text:span text:style-name="Emphasis"><text:span text:style-name="T2"/></text:span></text:p>
      <text:p text:style-name="P1"><text:span text:style-name="Emphasis"><text:span text:style-name="T2">Compromises to intellectual property ( copies files )</text:span></text:span></text:p>
      <text:p text:style-name="P1"><text:span text:style-name="Emphasis"><text:span text:style-name="T2">Software attacks ( hacks into a network )</text:span></text:span></text:p>
      <text:p text:style-name="P1"><text:span text:style-name="Emphasis"><text:span text:style-name="T2">Espionage or trespass ( copies files, steals credit card numbers )</text:span></text:span></text:p>
      <text:p text:style-name="P1"><text:span text:style-name="Emphasis"><text:span text:style-name="T2">Information extortion ( credit card numbers he may disclose, ransom, or blackmail with. Also with files )</text:span></text:span></text:p>
      <text:p text:style-name="P1"><text:span text:style-name="Emphasis"><text:span text:style-name="T2">Missing, inadequate, or incomplete controls ( allowed attack to be easier )</text:span></text:span></text:p>
      <text:p text:style-name="P1"><text:span text:style-name="Emphasis"><text:span text:style-name="T2">Sabotage or vandalism ( defaces the Webpage )</text:span></text:span></text:p>
      <text:p text:style-name="P1"><text:span text:style-name="Emphasis"><text:span text:style-name="T2">Theft ( copies files, steals credit card information )</text:span></text:span></text:p>
      <text:p text:style-name="P1"><text:span text:style-name="Emphasis"><text:span text:style-name="T2">Technical hardware failures or errors ( allowed attack to be easier )</text:span></text:span></text:p>
      <text:p text:style-name="P1"><text:span text:style-name="Emphasis"><text:span text:style-name="T2">Technical software failures or errors ( allowed attack to be easier )</text:span></text:span></text:p>
      <text:p text:style-name="P1"><text:span text:style-name="Emphasis"><text:span text:style-name="T2">Technological obsolescence ( allowed attack to be easier )</text:span></text:span></text:p>
      <text:p text:style-name="P1"><text:span text:style-name="Emphasis"><text:span text:style-name="T2"/></text:span></text:p>
      <text:p text:style-name="P1"><text:span text:style-name="Emphasis"><text:span text:style-name="T2"/></text:span></text:p>
      <text:p text:style-name="P1"><text:span text:style-name="T2">Exercise #4: </text:span><text:span text:style-name="Emphasis"><text:span text:style-name="T2">The chapter discussed many threats and vulnerabilities to information security. Using the Web, find at least two other sources of information on threats and vulnerabilities. Begin with www.securityfocus.com and use a keyword search on "threats".</text:span></text:span></text:p>
      <text:p text:style-name="P1"><text:span text:style-name="Emphasis"><text:span text:style-name="T2"/></text:span></text:p>
      <text:p text:style-name="P1"><text:a xlink:type="simple" xlink:href="http://www.osvdb.org/" text:style-name="Internet_20_link" text:visited-style-name="Visited_20_Internet_20_Link"><text:span text:style-name="Emphasis"><text:span text:style-name="T2">http://www.osvdb.org/</text:span></text:span></text:a></text:p>
      <text:p text:style-name="P1"><text:a xlink:type="simple" xlink:href="https://cve.mitre.org/" text:style-name="Internet_20_link" text:visited-style-name="Visited_20_Internet_20_Link"><text:span text:style-name="Emphasis"><text:span text:style-name="T2">https://cve.mitre.org/</text:span></text:span></text:a></text:p>
      <text:p text:style-name="P1"><text:span text:style-name="Emphasis"><text:span text:style-name="T2"/></text:span></text:p>
      <text:p text:style-name="P1"><text:a xlink:type="simple" xlink:href="http://simplicable.com/new/the-big-list-of-information-security-vulnerabilities" text:style-name="Internet_20_link" text:visited-style-name="Visited_20_Internet_20_Link"><text:span text:style-name="Emphasis"><text:span text:style-name="T2">http://simplicable.com/new/the-big-list-of-information-security-vulnerabilities</text:span></text:span></text:a></text:p>
      <text:p text:style-name="P1"><text:span text:style-name="Emphasis"><text:span text:style-name="T3">13. Losing security devices such as id cards</text:span></text:span></text:p>
      <text:p text:style-name="P1"><text:span text:style-name="Emphasis"><text:span text:style-name="T2">Storing data on mobile devices</text:span></text:span></text:p>
      <text:p text:style-name="P1"><text:soft-page-break/><text:span text:style-name="Emphasis"><text:span text:style-name="T3">1. Former employees working for competitors</text:span></text:span></text:p>
      <text:p text:style-name="P1"><text:span text:style-name="Emphasis"><text:span text:style-name="T2">Overconfidence in security audits</text:span></text:span></text:p>
      <text:p text:style-name="P1"><text:span text:style-name="Emphasis"><text:span text:style-name="T3">High crime areas </text:span></text:span></text:p>
      <text:p text:style-name="P1"><text:span text:style-name="Emphasis"><text:span text:style-name="T2"/></text:span></text:p>
      <text:p text:style-name="P1"><text:span text:style-name="Emphasis"><text:span text:style-name="T2"/></text:span></text:p>
      <text:p text:style-name="P1"><text:span text:style-name="Emphasis"><text:span text:style-name="T2"/></text:span></text:p>
      <text:p text:style-name="P1"><text:span text:style-name="Emphasis"><text:span text:style-name="T2"/></text:span></text:p>
      <text:p text:style-name="P2">Combine your answers into a single document and submit in this dropbox.</text:p>
      <text:p text:style-name="P3"><text:span text:style-name="T1">Follow a MEMO format</text:span>.</text:p>
      <text:p text:style-name="P2">Submit your Word document as an attachment her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sans-serif"/>
    <style:font-face style:name="Tahoma" svg:font-family="Tahoma, Verdana, Arial, Helvetica, sans-serif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CA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Sigouin</meta:initial-creator>
    <meta:creation-date>2015-01-24T22:22:23</meta:creation-date>
    <dc:date>2015-01-29T10:35:02</dc:date>
    <dc:creator>Christopher Sigouin</dc:creator>
    <meta:editing-duration>PT22M12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2" meta:paragraph-count="24" meta:word-count="259" meta:character-count="1677"/>
  </office:meta>
</office:document-meta>
</file>